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_20_indent">
      <style:text-properties officeooo:rsid="0007b6ce" officeooo:paragraph-rsid="0007b6ce"/>
    </style:style>
    <style:style style:name="P2" style:family="paragraph" style:parent-style-name="Text_20_body_20_indent">
      <style:text-properties officeooo:rsid="000be7c9" officeooo:paragraph-rsid="000be7c9"/>
    </style:style>
    <style:style style:name="P3" style:family="paragraph" style:parent-style-name="Text_20_body_20_indent">
      <style:text-properties officeooo:rsid="000df5dd" officeooo:paragraph-rsid="000df5dd"/>
    </style:style>
    <style:style style:name="P4" style:family="paragraph" style:parent-style-name="Text_20_body_20_indent">
      <style:text-properties officeooo:rsid="000f1dcc" officeooo:paragraph-rsid="000f1dcc"/>
    </style:style>
    <style:style style:name="P5" style:family="paragraph" style:parent-style-name="Text_20_body_20_indent">
      <style:text-properties officeooo:rsid="000fad1c" officeooo:paragraph-rsid="000fad1c"/>
    </style:style>
    <style:style style:name="P6" style:family="paragraph" style:parent-style-name="Text_20_body_20_indent">
      <style:text-properties officeooo:rsid="001090d8" officeooo:paragraph-rsid="001090d8"/>
    </style:style>
    <style:style style:name="P7" style:family="paragraph" style:parent-style-name="Text_20_body_20_indent">
      <style:text-properties officeooo:rsid="00110667" officeooo:paragraph-rsid="00110667"/>
    </style:style>
    <style:style style:name="P8" style:family="paragraph" style:parent-style-name="Text_20_body_20_indent">
      <style:text-properties officeooo:rsid="001304e6" officeooo:paragraph-rsid="001304e6"/>
    </style:style>
    <style:style style:name="P9" style:family="paragraph" style:parent-style-name="Text_20_body_20_indent">
      <style:text-properties officeooo:rsid="0016879b" officeooo:paragraph-rsid="0016879b"/>
    </style:style>
    <style:style style:name="P10" style:family="paragraph" style:parent-style-name="Text_20_body_20_indent">
      <style:text-properties officeooo:rsid="0017844c" officeooo:paragraph-rsid="0017844c"/>
    </style:style>
    <style:style style:name="P11" style:family="paragraph" style:parent-style-name="Text_20_body_20_indent">
      <style:text-properties officeooo:rsid="001b70f7" officeooo:paragraph-rsid="001b70f7"/>
    </style:style>
    <style:style style:name="P12" style:family="paragraph" style:parent-style-name="Text_20_body_20_indent">
      <style:text-properties officeooo:rsid="0021c0af" officeooo:paragraph-rsid="0021c0af"/>
    </style:style>
    <style:style style:name="P13" style:family="paragraph" style:parent-style-name="Text_20_body_20_indent">
      <style:text-properties fo:font-weight="normal" officeooo:rsid="0021c0af" officeooo:paragraph-rsid="0021c0af" style:font-weight-asian="normal" style:font-weight-complex="normal"/>
    </style:style>
    <style:style style:name="P14" style:family="paragraph" style:parent-style-name="Text_20_body_20_indent">
      <style:text-properties fo:font-weight="normal" officeooo:rsid="002416bd" officeooo:paragraph-rsid="002416bd" style:font-weight-asian="normal" style:font-weight-complex="normal"/>
    </style:style>
    <style:style style:name="P15" style:family="paragraph" style:parent-style-name="Text_20_body_20_indent">
      <style:paragraph-properties fo:text-align="center" style:justify-single-word="false"/>
      <style:text-properties style:use-window-font-color="true" fo:font-weight="bold" officeooo:rsid="00268ebb" officeooo:paragraph-rsid="00268eb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65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165f" style:font-weight-asian="normal" style:font-weight-complex="normal"/>
    </style:style>
    <style:style style:name="T5" style:family="text">
      <style:text-properties fo:font-weight="normal" officeooo:rsid="001fefbf" style:font-weight-asian="normal" style:font-weight-complex="normal"/>
    </style:style>
    <style:style style:name="T6" style:family="text">
      <style:text-properties officeooo:rsid="0005d77e"/>
    </style:style>
    <style:style style:name="T7" style:family="text">
      <style:text-properties officeooo:rsid="0008e5c0"/>
    </style:style>
    <style:style style:name="T8" style:family="text">
      <style:text-properties officeooo:rsid="000dc739"/>
    </style:style>
    <style:style style:name="T9" style:family="text">
      <style:text-properties officeooo:rsid="000e0b6c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officeooo:rsid="000fdf11"/>
    </style:style>
    <style:style style:name="T12" style:family="text">
      <style:text-properties officeooo:rsid="00147e4c"/>
    </style:style>
    <style:style style:name="T13" style:family="text">
      <style:text-properties officeooo:rsid="00155733"/>
    </style:style>
    <style:style style:name="T14" style:family="text">
      <style:text-properties officeooo:rsid="0016edf7"/>
    </style:style>
    <style:style style:name="T15" style:family="text">
      <style:text-properties officeooo:rsid="0019122a"/>
    </style:style>
    <style:style style:name="T16" style:family="text">
      <style:text-properties officeooo:rsid="0022c4c4"/>
    </style:style>
    <style:style style:name="T17" style:family="text">
      <style:text-properties officeooo:rsid="0025b9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инукс, что это…?</text:h>
      <text:p text:style-name="Caption">Как мы знаем, что на большинстве компьютеров и ноутбуков установлена операционная система Windows. Многие знают систему MacOS X от компании Apple. И не многие знакомы со свободной и бесплатной системой Linux (прозносится <text:span text:style-name="T1">лИнукс</text:span>). <text:span text:style-name="T3">А если и знаком, то лишь мельком слышал и как говорится , в руках не держал.</text:span></text:p>
      <text:p text:style-name="Text_20_body_20_indent">Итак, начнем — <text:span text:style-name="T6">если говорить правильно, то Linux — это не операционная система. Это только ядро системы. Вот простая аналогия: ядро системы — это фундамент здания, а графическое окружение (рабочий стол, ярлыки, диалоговые окна) и программы — это стены, крыша и всё остальное. Без фундамента нельзя построить стен, а без ядра не будет системы.</text:span></text:p>
      <text:p text:style-name="P1">И вот на этом самом ядре создано очень много операционных систем. Несколько сотен, около 600 по разным подсчетам. Каждая из этих систем в отдельности называется дистрибутивом. Ну или просто линуксом. <text:span text:style-name="T7">Самые известные из них Ubuntu (убУнту), Mint (мИнт), Debian (дЕбиан), RedHat (рЕд хАт), SuSe (СуСе), а из отечественных РОСА Линукс, Альт Линукс, Runtu (рУн тУ) и прочие.</text:span></text:p>
      <text:p text:style-name="P2">Что интересно, многие дистрибутивы были созданы на основе других дистрибутивов. Вот Ubuntu основан на Debian, а Mint — на Ubuntu.</text:p>
      <text:p text:style-name="P2">Какие-то линуксы сылино, а какие-то не очень отличаются от той же Windows или <text:line-break/>MacOS X. Здесь так же есть оконный интерфейс, ярлыки, иконки, значки. Можно спокойно работать в офисных программах, посещать сайты, общаться по Skype, <text:span text:style-name="T8">играть в игры и так далее. Основные различия внутри, в коде системы. Но рядовой пользователь, вряд ли полезет в исходные файлы.</text:span></text:p>
      <text:p text:style-name="P3">Дистрибутивы могут различаться по своему назначению: серверные (для организации серверов, т. е. компьютеров управляющих сетью из других пользовательских компьютеров или для организации web сайтов или почтовых серверов), а также Desktop (десктоп) дистрибутивы т. е. для использования на домашних или корпоративных персональных компьютерах для решения повседневных задач. Кроме того дистрибутивы могут быть специально собранные для работы с музыкой и видео (в этих дистрибутивах уже собраны необходимые мультимедийные программы) и дистрибутивы под другие узко направленные задачи. <text:span text:style-name="T9">В общем любой пользователь может собрать дистрибутив под себя, как внешне так и внутренне (т. е. с тем набором программа, который нужен именно ему).</text:span></text:p>
      <text:p text:style-name="P4">К стати, <text:span text:style-name="T10">Android</text:span> тоже основан на ядре Linux! Пусть на рынке настольных компьютеров Linux системы занимают по некоторым оценкам лишь 2%, но большинство смартфонов и планшетов работают на Android!</text:p>
      <text:p text:style-name="P5">Стоит также упомянуть про важное отличие Linux от Windows. <text:span text:style-name="T11">В Линукс пользователь имеет возможность полностью изменить интерфейс системы. Не просто сменить значки и тему, а сменить интерфейс полностью, так называемое пользовательское окружение. И их не мало: Gnome, KDE, XFCE, Cinnamone, MATE, LXQT, LXDE, Unity и еще не мало других. Но об этом можно поговорить позже.</text:span></text:p>
      <text:p text:style-name="P6"><text:soft-page-break/>А сейчас хотелось бы немного рассказать о истории создания ядра Линукс. Еще в 1987 году, профессор Эндрю Таненбаум написал книгу «Операционные системы: разработка и реализация». В качестве иллюстрации к учебнику он написал операционную систему <text:span text:style-name="T1">Minix</text:span> (мИникс).</text:p>
      <text:p text:style-name="P7">Среди прочитавших эту книгу был и финский студент Линус Торвальдс. Какое-то время он <text:s/>пользовался Миниксом, но обнаружил в нем множество недостатков. В том числе, Миникс был однозадачным (мог запускать только одну программу). Постепенно Линус все улучшал и улучшал Minix на своем компьютере. Позже, уже в 1991 году, Торвальдс закончил работу над собственным ядром, которое получило название Linux.</text:p>
      <text:p text:style-name="P8">Конечно же, голое ядро само по себе ничего не значит. Оно требует «пользовательского окружения» - интерфейса, программ и прочего. И здесь кроется самое интересное. В это же время Ричард Столман работал над свободной системой под названием GNU. У нее было это самое окружение, но не было ядра. Линус, используя возможности лицензии GNU GPL (по сути, это лицензия на бесплатное использование и модификацию программ) «присоединил» окружение к своему ядру. Таким образом родилась система <text:span text:style-name="T1">GNU/Linux</text:span>. <text:span text:style-name="T12">Её символом Линус выбрал пингвина.</text:span></text:p>
      <text:p text:style-name="Caption">Желающие могут найти в Интернет книгу Линуса Торвальдса «Just Fon Fun». В ней подробно описана история создания Линукс. И еще немного автобиографии и философии. О пингвинах тоже есть несколько страниц.</text:p>
      <text:h text:style-name="Heading_20_3" text:outline-level="3">Достоинства и недостатки Линукс</text:h>
      <text:p text:style-name="Text_20_body_20_indent">На сегодняшний день Линукс используется в самых разных сферах. Оборонные системы используют Linux. Крупнейшие сервера, которые «принимают» сотни тысяч посетителей на сайтах, работают на Linux. Потому, что это самая надежная и безопасная система.</text:p>
      <text:p text:style-name="Text_20_body_20_indent">Вирусы <text:span text:style-name="T13">для Linux систем, можно пересчитать по пальцам рук. Да и то ходит старая шутка, что «нужно полночи провозиться , что бы заставить работать единственный вирус под Линуксом». Но в каждой шутке, лишь доля шутки.</text:span></text:p>
      <text:p text:style-name="P9">Ну, а самая главная черта Линукс — он абсолютно бесплатен, как и большинство программ для него. Да-да, именно! Вы не должны разработчикам не копейки. Подавляющее большинство дистрибутивов распространяется бесплатно. Но у многих веток дистрибутивов есть и платные версии, для корпоративного пользователей (организаций), получая за это техническую поддержку т. е. помощь в обслуживании операционной системы. <text:span text:style-name="T14">Как раз за чет этого и живут разработчики, а также от продажи сувениров, предоставление других платных услуг: облачных сервисов, магазинов музыки и прочего.</text:span></text:p>
      <text:p text:style-name="P10">Из выше сказанного вытекает еще одно достоинство — <text:span text:style-name="T1">НИКАКОГО ПИРАТСТВА</text:span>. <text:span text:style-name="T15">Забудьте о кейгенах, кряках и прочих нехороших вещах. Можно не ковыряться в файлообменниках и выкачивать от туда вирусы и трояны. В Линукс все на много проще: открыть «Центр приложений», написал название нужной программы, нажал «Установить». <text:s/>Или открыл официальный сайт разработчика. Все!</text:span></text:p>
      <text:p text:style-name="P11"><text:soft-page-break/>Есть один вопрос, который очень беспокоит Windows-пользователей: «а как на Линукс дела с офисными программами?». Не стоит беспокоиться, Microsoft Office полностью можно заменить свободным офисным пакетом <text:span text:style-name="T2">LibreOffice </text:span><text:span text:style-name="T4">(который является форком т. е. ответвлениемо осуществляющим собственное развитие от когда-то родительского офисного пакета OpenOffice). LibreOffice работает как с текстами (в редакторе Writer), так и с таблицами (Calc), презентациями (Impress), а также с базами данных (Base) и собственными разработками, отс</text:span><text:span text:style-name="T5">у</text:span><text:span text:style-name="T4">тствующими Microsoft Office, а именно такими как Draw для работы с векторной графикой и отдельное приложения для работы с формулами Math. </text:span><text:span text:style-name="T5">Проблем с совместимостью разных форматов файлов нет, хотя иногода случаются, но чаще из-за того, что авторы документов созданных в продуктах Microsoft, не правильно используют функции форматирования документа.</text:span></text:p>
      <text:p text:style-name="P12"><text:span text:style-name="T5">К </text:span><text:span text:style-name="T3">сожалению программ для Windows не работают в Linux: Photoshop, AfterEffect, 3DS Max и прочие. Но для их замены есть свободные аналоги — Gimp, как замена Photoshop, Blender для замены 3DS Max и другие. Кроме того, нужно отметить, что некоторые программы Windows все же можно запускать в Linux с помощью приложения </text:span><text:span text:style-name="T1">Wine </text:span><text:span text:style-name="T3">и оболочки</text:span><text:span text:style-name="T1"> playOnLinux.</text:span></text:p>
      <text:p text:style-name="P13">С играми в Линукс, дела обстоят тоже уже не плохо, например компания Valve предпринимает большие шаги, портировали весь Half-Life, Portal, Left 4 Dead в <text:span text:style-name="T1">Steam</text:span> для Linux. <text:span text:style-name="T16">Даже игровую консоль делают на Debian. Какие-то игры, которые еще не портированы под Линукс, можно запустить из того же Wine.</text:span></text:p>
      <text:p text:style-name="P14">Есть еще один интересный момент в работе с Linux. В Windows проблемы решаются следующим путем: «Вылезла ошибка», вспомнил инструкцию друга/самоучителя, нажал на такие-то кнопки и забыл», а в Linux все иначе: «Вылезла ошибка, знаю, как все это работает, исправил то-то и то-то, установил недостающий компонент/изменил настройки, забыл навсегда». А с дистрибутивами отечественных сборщиков, появляется и еще один плюсь, это возможность удобной коммуникации на родном языке и получении более быстрого ответа в поддреже, т. е. вы можете написать Buck report (сообщение об ошибке) на <text:span text:style-name="T17">соответствующем</text:span> сайте, но бывает достаточно сообщения и на официальном форуме дистростроителя, что бы проблема была принята к рассмотрению и более скорому устранению, чем это может быть у иностранного сборщика (разработчика).</text:p>
      <text:p text:style-name="P15">В заключении хочется сказать… пользуйтесь Линукс, выбирайте тот дистрибутив, который вам наиболее удобен и близок по вашим эстетическим вкусам и техническим возможностям или соберите св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9:53:41.306252611</meta:creation-date>
    <dc:date>2016-10-16T11:48:11.286668269</dc:date>
    <meta:editing-duration>PT2H53M44S</meta:editing-duration>
    <meta:editing-cycles>35</meta:editing-cycles>
    <meta:generator>LibreOffice/5.1.5.2$Linux_X86_64 LibreOffice_project/10m0$Build-2</meta:generator>
    <meta:document-statistic meta:table-count="0" meta:image-count="0" meta:object-count="0" meta:page-count="3" meta:paragraph-count="23" meta:word-count="1168" meta:character-count="8110" meta:non-whitespace-character-count="6954"/>
  </office:meta>
</office:document-meta>
</file>